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" style:parent-style-name="Normální" style:family="paragraph">
      <style:text-properties fo:font-size="11pt" style:font-size-asian="11pt" style:font-size-complex="11pt"/>
    </style:style>
    <style:style style:name="TableCell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" style:parent-style-name="Normální" style:family="paragraph">
      <style:text-properties fo:font-weight="bold" style:font-weight-asian="bold"/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0" style:parent-style-name="Standardnípísmoodstavce" style:family="text">
      <style:text-properties fo:font-weight="bold" style:font-weight-asian="bold" style:font-weight-complex="bold"/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3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4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5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6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Vaše sp. zn.</text:p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P16">Inf/138/2021</text:p>
            <text:p text:style-name="Normální"><text:bookmark-start text:name="Text14"/><text:bookmark-start text:name="Text2"/>K106 15/2021<text:bookmark-end text:name="Text14"/></text:p>
            <text:p text:style-name="Normální">KVOP-8817/2021<text:bookmark-end text:name="Text2"/></text:p>
            <text:p text:style-name="Normální"><text:bookmark-start text:name="Text6"/>01. 03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7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<text:bookmark-start text:name="Text9"/>E., z.s.<text:bookmark-end text:name="Text9"/></text:p>
            <text:p text:style-name="Normální"/>
            <text:p text:style-name="Normální"/>
            <text:p text:style-name="Normální"/>
            <text:p text:style-name="P18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 na základě žádosti podle zákona č. 106/1999 Sb., o svobodném přístupu k informacím, ve znění pozdějších předpisů</text:h>
      <text:p text:style-name="Základnítext">Vážená paní, vážený pane,</text:p>
      <text:p text:style-name="Základnítext">dne 22. 2. 2021 byla do Kanceláře veřejného ochránce práv doručena Vaše žádost podle zákona o svobodném přístupu k informacím, kterou<text:s/><text:span text:style-name="Silné">žádáte následující informace</text:span>:</text:p>
      <text:list text:style-name="LFO3_1" text:continue-numbering="true">
        <text:list-item>
          <text:p text:style-name="P19">Kolik žalob proti rozhodnutí správního orgánu ve smyslu § 66 odst. 3 zákona č. 150/2002 Sb., soudní řád správní, ve znění pozdějších předpisů (dále jen „<text:span text:style-name="T20">SŘS</text:span>“) Váš úřad<text:s/>podal za dobu účinnosti SŘS?</text:p>
        </text:list-item>
        <text:list-item>
          <text:p text:style-name="P21">Kolika z těchto žalob bylo vyhověno, kolik bylo zamítnuto, kolik skončilo s jiným výsledkem a o kolika z nich ještě nebylo rozhodnuto?</text:p>
        </text:list-item>
        <text:list-item>
          <text:p text:style-name="P22">U kterých krajských soudů a pod jakou spisovou značkou byla tato řízení vedena?</text:p>
        </text:list-item>
        <text:list-item>
          <text:p text:style-name="P23">Kolik<text:s/>kasačních stížností ve smyslu § 102 SŘS Váš úřad podal za dobu účinnosti SŘS?</text:p>
        </text:list-item>
        <text:list-item>
          <text:p text:style-name="P24">Kolika z těchto stížností bylo vyhověno, kolik zamítnuto, kolik skončilo s jiným výsledkem a o kolika z nich ještě nebylo rozhodnuto?</text:p>
        </text:list-item>
        <text:list-item>
          <text:p text:style-name="P25">Pod jakými spisovými značkami byla tato řízení u Nejvyššího správního soudu vedena?</text:p>
        </text:list-item>
      </text:list>
      <text:p text:style-name="P26"/>
      <text:p text:style-name="Základnítext">K Vaší žádosti<text:s/><text:span text:style-name="Silné">poskytuji následující informace</text:span>:</text:p>
      <text:p text:style-name="Základnítext">K bodu č. 1</text:p>
      <text:p text:style-name="Základnítext">Ke dni 24. 2. 2021 podal veřejný ochránce tři žaloby ve veřejném zájmu. Žaloby jsou veřejně dostupné v Evidenci stanovisek ochránce.<text:span text:style-name="Značkapozn.podčarou"><text:note text:note-class="footnote" text:id="_ftn0"><text:note-citation>1</text:note-citation><text:note-body><text:p text:style-name="Textpozn.podčarou"><text:s/>Žaloba sp. zn. 11/2012/SZD dostupná z:<text:s/><text:a xlink:href="https://eso.ochrance.cz/Nalezene/Edit/1668" office:target-frame-name="_top" xlink:show="replace"><text:span text:style-name="Hypertextovýodkaz">https://eso.ochrance.cz/Nalezene/Edit/1668</text:span></text:a>. Žaloba sp. zn. 40/2017/SZD dostupná z:<text:s/><text:a xlink:href="https://eso.ochrance.cz/Nalezene/Edit/7952" office:target-frame-name="_top" xlink:show="replace"><text:span text:style-name="Hypertextovýodkaz">https://eso.ochrance.cz/Nalezene/</text:span><text:span text:style-name="Hypertextovýodkaz">Edit/7952</text:span></text:a>. Žaloba sp. zn. 5/2020/SZD dostupná z:<text:s/><text:a xlink:href="https://eso.ochrance.cz/Nalezene/Edit/7814" office:target-frame-name="_top" xlink:show="replace"><text:span text:style-name="Hypertextovýodkaz">https://eso.ochrance.cz/Nalezene/Edit/7814</text:span></text:a>.<text:s/></text:p></text:note-body></text:note></text:span></text:p>
      <text:p text:style-name="Základnítext">K bodu č. 2</text:p>
      <text:p text:style-name="Základnítext">Žalobě sp. zn. 11/2012/SZD bylo vyhověno. O žalobě sp. zn. 40/2017/SZD dosud nebylo<text:s/>rozhodnuto. O žalobě sp. zn. 5/2020/SZD dosud nebylo rozhodnuto.<text:s/></text:p>
      <text:soft-page-break/>
      <text:p text:style-name="Základnítext">K bodu č. 3</text:p>
      <text:p text:style-name="Základnítext">Žaloba sp. zn. 11/2012/SZD – Krajský soud v Ústí nad Labem, č. j. 15 A 108/2013-277.</text:p>
      <text:p text:style-name="Základnítext">Žaloba sp. zn. 40/2017/SZD – Krajský soud v Brně, sp. zn. 41 Ad 22/2018.</text:p>
      <text:p text:style-name="Základnítext">Žaloba sp. zn. 5/2020/SZD – Krajský soud v Ostravě – pobočka v Olomouci, sp. zn. 65 A 18/2020.</text:p>
      <text:p text:style-name="Základnítext">K bodům č. 4, 5 a 6</text:p>
      <text:p text:style-name="Základnítext">Žaloba sp. zn. 11/2012/SZD – Kasační stížnost proti odmítnutí žaloby, vyhověno, č. j. 9 As 122/2013 – 15.</text:p>
      <text:p text:style-name="Základnítext">Žaloba sp. zn. 40/2017/SZD – Kasační stížnost proti zamítnutí návrhu na rozšíření žaloby, vyhověno, sp. zn. 2 As 184/2019.</text:p>
      <text:p text:style-name="Základnítext">Žaloba sp. zn. 5/2020/SZD – Veřejný ochránce práv nepodal kasační stížnost.<text:s/></text:p>
      <text:p text:style-name="podpis"/>
      <text:p text:style-name="podpis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6LJC*</text:span></text:p>
        <text:p text:style-name="P12"><text:span text:style-name="T13">KVOPX00B6LJC</text:span>KVOPX00B6LJC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KVOP</dc:creator>
    <meta:creation-date>2021-03-09T12:49:00Z</meta:creation-date>
    <dc:date>2021-03-15T08:25:00Z</dc:date>
    <meta:print-date>2016-06-27T08:08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2" meta:paragraph-count="4" meta:word-count="325" meta:character-count="2240" meta:row-count="15" meta:non-whitespace-character-count="1919"/>
  </office:meta>
</office:document-meta>
</file>